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4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43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color="#0099ff" fo:font-size="22pt" fo:font-weight="bold" style:font-size-asian="22pt" style:font-weight-asian="bold" style:font-size-complex="22pt" style:font-weight-complex="bold"/>
    </style:style>
    <style:style style:name="P2" style:family="paragraph">
      <style:text-properties fo:color="#0099ff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margin-left="0cm" fo:margin-right="0cm" fo:text-indent="0cm"/>
      <style:text-properties fo:color="#0099ff" fo:font-weight="bold" style:font-weight-asian="bold" style:font-weight-complex="bold"/>
    </style:style>
    <style:style style:name="P4" style:family="paragraph">
      <style:text-properties fo:color="#0099ff"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</style:style>
    <style:style style:name="P9" style:family="paragraph">
      <style:text-properties fo:color="#993366" fo:font-weight="bold" style:font-weight-asian="bold" style:font-weight-complex="bold"/>
    </style:style>
    <style:style style:name="T1" style:family="text">
      <style:text-properties fo:color="#0099ff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0099f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99ff"/>
    </style:style>
    <style:style style:name="T6" style:family="text">
      <style:text-properties fo:color="#993366"/>
    </style:style>
    <style:style style:name="T7" style:family="text">
      <style:text-properties fo:color="#993366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10.709cm" svg:height="1.191cm" svg:x="5.6cm" svg:y="1.5cm">
              <draw:text-box>
                <text:p text:style-name="P1"><text:span text:style-name="T1">Vector Polygon Feature</text:span></text:p>
              </draw:text-box>
            </draw:frame>
            <draw:g>
              <draw:frame draw:style-name="gr1" draw:text-style-name="P4" draw:layer="layout" svg:width="0.925cm" svg:height="1.021cm" svg:x="5.075cm" svg:y="12cm">
                <draw:text-box>
                  <text:p text:style-name="P3"><text:span text:style-name="T2">x</text:span></text:p>
                </draw:text-box>
              </draw:frame>
              <draw:frame draw:style-name="gr2" draw:text-style-name="P5" draw:layer="layout" svg:width="14cm" svg:height="2.561cm" svg:x="4cm" svg:y="3.279cm">
                <draw:text-box>
                  <text:p text:style-name="P5"><text:span text:style-name="T3">Polygon Geometry (a series of connected vertices that do form an enclosed shape)</text:span></text:p>
                </draw:text-box>
              </draw:frame>
              <draw:frame draw:style-name="gr3" draw:text-style-name="P6" draw:layer="layout" svg:width="15.982cm" svg:height="1.021cm" svg:x="3cm" svg:y="13.679cm">
                <draw:text-box>
                  <text:p text:style-name="P6"><text:span text:style-name="T3">Polygon attributes (describe the feature)</text:span></text:p>
                </draw:text-box>
              </draw:frame>
              <draw:frame draw:style-name="gr4" draw:text-style-name="P7" draw:layer="layout" svg:width="15.93cm" svg:height="3.331cm" svg:x="3cm" svg:y="14.939cm">
                <draw:text-box>
                  <text:p text:style-name="P7"><text:span text:style-name="T4">Id, Name, Description</text:span></text:p>
                  <text:p text:style-name="P7"/>
                  <text:p text:style-name="P7"><text:span text:style-name="T5">1, School Boundary, Fenceline for the school</text:span></text:p>
                  <text:p text:style-name="P7"><text:span text:style-name="T6">2, Sports Field, We play soccer here </text:span></text:p>
                </draw:text-box>
              </draw:frame>
              <draw:custom-shape draw:style-name="gr5" draw:text-style-name="P8" draw:layer="layout" svg:width="16.5cm" svg:height="16cm" svg:x="2.5cm" svg:y="2.9cm">
                <text:p text:style-name="P7"/>
                <draw:enhanced-geometry svg:viewBox="0 0 21600 21600" draw:type="rectangle" draw:enhanced-path="M 0 0 L 21600 0 21600 21600 0 21600 0 0 Z N"/>
              </draw:custom-shape>
              <draw:line draw:style-name="gr6" draw:text-style-name="P8" draw:layer="layout" svg:x1="2.5cm" svg:y1="16.2cm" svg:x2="19cm" svg:y2="16.2cm">
                <text:p text:style-name="P7"/>
              </draw:line>
              <draw:line draw:style-name="gr6" draw:text-style-name="P8" draw:layer="layout" svg:x1="2.5cm" svg:y1="14.8cm" svg:x2="19cm" svg:y2="14.8cm">
                <text:p text:style-name="P7"/>
              </draw:line>
              <draw:frame draw:style-name="gr1" draw:text-style-name="P9" draw:layer="layout" svg:width="0.925cm" svg:height="1.021cm" svg:x="16cm" svg:y="7cm">
                <draw:text-box>
                  <text:p text:style-name="P7"><text:span text:style-name="T7">x</text:span></text:p>
                </draw:text-box>
              </draw:frame>
              <draw:frame draw:style-name="gr1" draw:text-style-name="P4" draw:layer="layout" svg:width="0.925cm" svg:height="1.021cm" svg:x="3.548cm" svg:y="6.922cm">
                <draw:text-box>
                  <text:p text:style-name="P3"><text:span text:style-name="T2">x</text:span></text:p>
                </draw:text-box>
              </draw:frame>
              <draw:frame draw:style-name="gr1" draw:text-style-name="P4" draw:layer="layout" svg:width="0.925cm" svg:height="1.021cm" svg:x="16.489cm" svg:y="12.489cm">
                <draw:text-box>
                  <text:p text:style-name="P3"><text:span text:style-name="T2">x</text:span></text:p>
                </draw:text-box>
              </draw:frame>
              <draw:frame draw:style-name="gr1" draw:text-style-name="P4" draw:layer="layout" svg:width="0.925cm" svg:height="1.021cm" svg:x="6.816cm" svg:y="12.397cm">
                <draw:text-box>
                  <text:p text:style-name="P3"><text:span text:style-name="T2">x</text:span></text:p>
                </draw:text-box>
              </draw:frame>
              <draw:frame draw:style-name="gr1" draw:text-style-name="P4" draw:layer="layout" svg:width="0.925cm" svg:height="1.021cm" svg:x="17.5cm" svg:y="6cm">
                <draw:text-box>
                  <text:p text:style-name="P3"><text:span text:style-name="T2">x</text:span></text:p>
                </draw:text-box>
              </draw:frame>
              <draw:frame draw:style-name="gr1" draw:text-style-name="P9" draw:layer="layout" svg:width="0.925cm" svg:height="1.021cm" svg:x="16.015cm" svg:y="11.425cm">
                <draw:text-box>
                  <text:p text:style-name="P7"><text:span text:style-name="T7">x</text:span></text:p>
                </draw:text-box>
              </draw:frame>
              <draw:frame draw:style-name="gr1" draw:text-style-name="P9" draw:layer="layout" svg:width="0.925cm" svg:height="1.021cm" svg:x="12.075cm" svg:y="11.479cm">
                <draw:text-box>
                  <text:p text:style-name="P7"><text:span text:style-name="T7">x</text:span></text:p>
                </draw:text-box>
              </draw:frame>
              <draw:polyline draw:style-name="gr6" draw:text-style-name="P8" draw:layer="layout" svg:width="13.699cm" svg:height="12.299cm" draw:transform="rotate (-0.643502895210188) translate (9.52002450963309cm 0.139994712253262cm)" svg:viewBox="0 0 13700 12300" draw:points="0,-2000 10600,-11200 13700,-5400 6100,300 4200,1100 0,-2000">
                <text:p text:style-name="P7"/>
              </draw:polyline>
              <draw:polyline draw:style-name="gr6" draw:text-style-name="P8" draw:layer="layout" svg:width="5.646cm" svg:height="5.852cm" draw:transform="rotate (0.489913921034716) translate (10.6315967097405cm 8.49637759076047cm)" svg:viewBox="0 0 5647 5853" draw:points="3529,30852 0,28970 2117,24999 3441,25705 5647,26882 3529,30852">
                <text:p text:style-name="P7"/>
              </draw:polyline>
              <draw:frame draw:style-name="gr1" draw:text-style-name="P9" draw:layer="layout" svg:width="0.925cm" svg:height="1.021cm" svg:x="12.075cm" svg:y="7cm">
                <draw:text-box>
                  <text:p text:style-name="P7"><text:span text:style-name="T7">x</text:span>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Verdana" style:font-style-name="Normal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im Sutton</meta:initial-creator>
    <meta:creation-date>2008-09-18T15:11:07</meta:creation-date>
    <dc:creator>Tim Sutton</dc:creator>
    <dc:date>2008-09-18T16:00:09</dc:date>
    <meta:editing-cycles>1</meta:editing-cycles>
    <meta:editing-duration>PT5M44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